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7aa1e" officeooo:paragraph-rsid="0007aa1e"/>
    </style:style>
    <style:style style:name="P2" style:family="paragraph" style:parent-style-name="Standard">
      <style:text-properties fo:font-size="14pt" fo:font-weight="bold" officeooo:rsid="0007aa1e" officeooo:paragraph-rsid="0007aa1e" style:font-size-asian="14pt" style:font-weight-asian="bold" style:font-size-complex="14pt" style:font-weight-complex="bold"/>
    </style:style>
    <style:style style:name="P3" style:family="paragraph" style:parent-style-name="Standard">
      <style:text-properties fo:font-size="14pt" fo:font-weight="bold" officeooo:rsid="000aacd1" officeooo:paragraph-rsid="000aacd1" style:font-size-asian="14pt" style:font-weight-asian="bold" style:font-size-complex="14pt" style:font-weight-complex="bold"/>
    </style:style>
    <style:style style:name="P4" style:family="paragraph" style:parent-style-name="Standard">
      <style:text-properties fo:font-size="14pt" fo:font-weight="bold" officeooo:rsid="0008ce52" officeooo:paragraph-rsid="0008ce52" style:font-size-asian="14pt" style:font-weight-asian="bold" style:font-size-complex="14pt" style:font-weight-complex="bold"/>
    </style:style>
    <style:style style:name="P5" style:family="paragraph" style:parent-style-name="Standard">
      <style:text-properties fo:font-size="12pt" fo:font-weight="normal" officeooo:rsid="0008ce52" officeooo:paragraph-rsid="0008ce52" style:font-size-asian="10.5pt" style:font-weight-asian="normal" style:font-size-complex="12pt" style:font-weight-complex="normal"/>
    </style:style>
    <style:style style:name="P6" style:family="paragraph" style:parent-style-name="Standard">
      <style:text-properties fo:font-size="12pt" fo:font-weight="normal" officeooo:rsid="000aacd1" officeooo:paragraph-rsid="000aacd1" style:font-size-asian="10.5pt" style:font-weight-asian="normal" style:font-size-complex="12pt" style:font-weight-complex="normal"/>
    </style:style>
    <style:style style:name="P7" style:family="paragraph" style:parent-style-name="Standard">
      <style:text-properties fo:font-size="12pt" fo:font-weight="normal" officeooo:rsid="000b2a6a" officeooo:paragraph-rsid="000b2a6a" style:font-size-asian="10.5pt" style:font-weight-asian="normal" style:font-size-complex="12pt" style:font-weight-complex="normal"/>
    </style:style>
    <style:style style:name="T1" style:family="text">
      <style:text-properties officeooo:rsid="000aacd1"/>
    </style:style>
    <style:style style:name="T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1 Software management</text:p>
      <text:p text:style-name="P1">To meet level three for software management I created the CI table and informed people from time to time to update it. Other group members (who are in charge of deployment) took care of deploying the program, so in this scenario I couldn’t do a lot because the process went quite good. I can however manage the final delivery (documentation etc) in which we end the project.</text:p>
      <text:p text:style-name="P1"/>
      <text:p text:style-name="P2">4.2 Software advice</text:p>
      <text:p text:style-name="P5">During the development traject I gave advice to other group members on implementing frontend and debugging. But to completely get level 3 I will create/assist creating an advice for the continuation of our project.</text:p>
      <text:p text:style-name="P5"/>
      <text:p text:style-name="P5">On top of this I did a research at the start of the SOFA on which backend frameworks to use and gave an advice based on this research.</text:p>
      <text:p text:style-name="P5"/>
      <text:p text:style-name="P4">4.3 Design</text:p>
      <text:p text:style-name="P5">As group’s software architecture I designed all endpoints and corresponding communication data. I communicated this with the group and oversaw the correct implementation of the design. I also <text:span text:style-name="T1">created mockups to demonstrate how frontend should look like. This helped the endpoint designing process a lot because it visualizes what one needs.</text:span></text:p>
      <text:p text:style-name="P5"/>
      <text:p text:style-name="P3">4.4 Software Implementation</text:p>
      <text:p text:style-name="P6">I never professionally worked frontend and I was/am very motivated to learn Angular. Using the Angular framework I learned to better understand <text:span text:style-name="T2">SCSS</text:span>, <text:span text:style-name="T2">Javascript</text:span> and <text:span text:style-name="T2">typescript</text:span>. Angular also gave me knowledge on how to test frontend using <text:span text:style-name="T2">Karma</text:span>. When developing I found a nice way to develop frontend code without being dependent on the backend using mockup data. Creating mockup data can be time consuming but it’s worth it because one can reuse mockup data for the tests.</text:p>
      <text:p text:style-name="P6"/>
      <text:p text:style-name="P3">4.5 Professional Behavior</text:p>
      <text:p text:style-name="P6">For my proffesional behavior I was always on time or when I couldn’t be on time I would inform the group on the why in a timely manner. I did a test to increase the groups motivation using food, the result though ended in the group eating the food without using the reward part. Then I switched to speeches. First I tried an allround filosofical approach because we had little history so far together. I had the feeling this didn’t help a lot. Eventually I switched the focus of the speeches on complimenting and talking about things that went good as our strength. The impression this gave me that people enjoyed listening to these kind of things and that it was motivating. It also gave me the impression that the atmosphere become more pleasant (I’m not implying it was bad).</text:p>
      <text:p text:style-name="P6"/>
      <text:p text:style-name="P3">4.6 Research skills</text:p>
      <text:p text:style-name="P7">I did my research in the beginning of the project. Furthermore I wasn’t knowledgable about Angular at all so I had to do a lot of learning and researching to properly use Angular and it’s featur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4T11:12:21.012000000</meta:creation-date>
    <dc:date>2017-12-04T12:25:30.945000000</dc:date>
    <meta:editing-duration>PT58S</meta:editing-duration>
    <meta:editing-cycles>1</meta:editing-cycles>
    <meta:document-statistic meta:table-count="0" meta:image-count="0" meta:object-count="0" meta:page-count="1" meta:paragraph-count="13" meta:word-count="451" meta:character-count="2633" meta:non-whitespace-character-count="2194"/>
    <meta:generator>LibreOffice/5.3.0.3$Windows_x86 LibreOffice_project/7074905676c47b82bbcfbea1aeefc84afe1c50e1</meta:generator>
  </office:meta>
</office:document-meta>
</file>